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automatic-styles>
    <style:style style:name="P1" style:family="paragraph" style:parent-style-name="Div">
      <style:paragraph-properties fo:text-align="left" fo:margin-bottom="0.494cm"/>
    </style:style>
    <style:style style:name="T1_1" style:family="text" style:parent-style-name="Default_20_Paragraph_20_Font">
      <style:text-properties fo:font-weight="bold"/>
    </style:style>
    <style:style style:name="T1_2" style:family="text" style:parent-style-name="Default_20_Paragraph_20_Font">
      <style:text-properties fo:font-weight="bold"/>
    </style:style>
    <style:style style:name="P2" style:family="paragraph" style:parent-style-name="Standard">
      <style:paragraph-properties fo:text-align="left" fo:margin-bottom="0.494cm"/>
    </style:style>
    <style:style style:name="T2_1" style:family="text" style:parent-style-name="Default_20_Paragraph_20_Font">
      <style:text-properties fo:font-style="italic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P4" style:family="paragraph" style:parent-style-name="Standard">
      <style:paragraph-properties fo:text-align="left" fo:margin-bottom="0.494cm"/>
    </style:style>
    <style:style style:name="T4_1" style:family="text" style:parent-style-name="Default_20_Paragraph_20_Font"/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/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Default_20_Paragraph_20_Font"/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>
      <style:text-properties fo:font-style="italic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left" fo:margin-bottom="0.494cm"/>
    </style:style>
    <style:style style:name="T9_1" style:family="text" style:parent-style-name="Default_20_Paragraph_20_Font"/>
    <style:style style:name="T9_2" style:family="text" style:parent-style-name="Default_20_Paragraph_20_Font"/>
    <style:style style:name="P10" style:family="paragraph" style:parent-style-name="Standard">
      <style:paragraph-properties fo:text-align="left" fo:margin-bottom="0.494cm"/>
    </style:style>
    <style:style style:name="T10_1" style:family="text" style:parent-style-name="Default_20_Paragraph_20_Font"/>
    <style:style style:name="P11" style:family="paragraph" style:parent-style-name="Standard">
      <style:paragraph-properties fo:text-align="left" fo:margin-bottom="0.494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P12" style:family="paragraph" style:parent-style-name="Standard">
      <style:paragraph-properties fo:text-align="left" fo:margin-bottom="0.494cm"/>
    </style:style>
    <style:style style:name="T12_1" style:family="text" style:parent-style-name="Default_20_Paragraph_20_Font"/>
    <style:style style:name="P13" style:family="paragraph" style:parent-style-name="Standard">
      <style:paragraph-properties fo:text-align="left" fo:margin-bottom="0.494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P14" style:family="paragraph" style:parent-style-name="Standard">
      <style:paragraph-properties fo:text-align="left" fo:margin-bottom="0.494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fo:font-style="italic"/>
    </style:style>
    <style:style style:name="T15_2" style:family="text" style:parent-style-name="Default_20_Paragraph_20_Font">
      <style:text-properties fo:font-style="italic"/>
    </style:style>
    <style:style style:name="P16" style:family="paragraph" style:parent-style-name="Standard">
      <style:paragraph-properties fo:text-align="left" fo:margin-bottom="0.494cm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P17" style:family="paragraph" style:parent-style-name="Li">
      <style:paragraph-properties fo:text-align="left" fo:margin-bottom="0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P18" style:family="paragraph" style:parent-style-name="Li">
      <style:paragraph-properties fo:text-align="left" fo:margin-bottom="0.494cm"/>
    </style:style>
    <style:style style:name="T18_1" style:family="text" style:parent-style-name="Default_20_Paragraph_20_Font"/>
    <style:style style:name="T18_2" style:family="text" style:parent-style-name="Default_20_Paragraph_20_Font"/>
    <style:style style:name="P19" style:family="paragraph" style:parent-style-name="Ul">
      <style:paragraph-properties fo:text-align="left" fo:margin-bottom="0.494cm"/>
    </style:style>
    <style:style style:name="T19_1" style:family="text" style:parent-style-name="Default_20_Paragraph_20_Font"/>
    <style:style style:name="P20" style:family="paragraph" style:parent-style-name="Li">
      <style:paragraph-properties fo:text-align="left" fo:margin-bottom="0cm"/>
    </style:style>
    <style:style style:name="T20_1" style:family="text" style:parent-style-name="Default_20_Paragraph_20_Font"/>
    <style:style style:name="P21" style:family="paragraph" style:parent-style-name="Li">
      <style:paragraph-properties fo:text-align="left" fo:margin-bottom="0.494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.494cm"/>
    </style:style>
    <style:style style:name="T22_1" style:family="text" style:parent-style-name="Default_20_Paragraph_20_Font"/>
    <style:style style:name="P23" style:family="paragraph" style:parent-style-name="Standard">
      <style:paragraph-properties fo:text-align="left" fo:margin-bottom="0.494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bottom="0.494cm"/>
    </style:style>
    <style:style style:name="T24_1" style:family="text" style:parent-style-name="Default_20_Paragraph_20_Font">
      <style:text-properties fo:font-style="italic"/>
    </style:style>
    <style:style style:name="T24_2" style:family="text" style:parent-style-name="Default_20_Paragraph_20_Font">
      <style:text-properties fo:font-style="italic"/>
    </style:style>
    <style:style style:name="P25" style:family="paragraph" style:parent-style-name="Ul">
      <style:paragraph-properties fo:text-align="left" fo:margin-bottom="0.494cm"/>
    </style:style>
    <style:style style:name="T25_1" style:family="text" style:parent-style-name="Default_20_Paragraph_20_Font"/>
    <style:style style:name="P26" style:family="paragraph" style:parent-style-name="Li">
      <style:paragraph-properties fo:text-align="left" fo:margin-bottom="0cm"/>
    </style:style>
    <style:style style:name="T26_1" style:family="text" style:parent-style-name="Default_20_Paragraph_20_Font"/>
    <style:style style:name="T26_2" style:family="text" style:parent-style-name="Default_20_Paragraph_20_Font"/>
    <style:style style:name="P27" style:family="paragraph" style:parent-style-name="Li">
      <style:paragraph-properties fo:text-align="left" fo:margin-bottom="0cm"/>
    </style:style>
    <style:style style:name="T27_1" style:family="text" style:parent-style-name="Default_20_Paragraph_20_Font"/>
    <style:style style:name="P28" style:family="paragraph" style:parent-style-name="Li">
      <style:paragraph-properties fo:text-align="left" fo:margin-bottom="0.494cm"/>
    </style:style>
    <style:style style:name="T28_1" style:family="text" style:parent-style-name="Default_20_Paragraph_20_Font"/>
    <style:style style:name="T28_2" style:family="text" style:parent-style-name="Default_20_Paragraph_20_Font"/>
    <style:style style:name="P29" style:family="paragraph" style:parent-style-name="Ul">
      <style:paragraph-properties fo:text-align="left" fo:margin-bottom="0.494cm"/>
    </style:style>
    <style:style style:name="T29_1" style:family="text" style:parent-style-name="Default_20_Paragraph_20_Font"/>
    <style:style style:name="T29_2" style:family="text" style:parent-style-name="Default_20_Paragraph_20_Font"/>
    <style:style style:name="P30" style:family="paragraph" style:parent-style-name="Li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Li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Li">
      <style:paragraph-properties fo:text-align="left" fo:margin-bottom="0.494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T33_3" style:family="text" style:parent-style-name="Default_20_Paragraph_20_Font"/>
    <style:style style:name="P34" style:family="paragraph" style:parent-style-name="Standard">
      <style:paragraph-properties fo:text-align="left" fo:margin-bottom="0.494cm"/>
    </style:style>
    <style:style style:name="T34_1" style:family="text" style:parent-style-name="Default_20_Paragraph_20_Font">
      <style:text-properties fo:font-style="italic"/>
    </style:style>
    <style:style style:name="T34_2" style:family="text" style:parent-style-name="Default_20_Paragraph_20_Font">
      <style:text-properties fo:font-style="italic"/>
    </style:style>
    <style:style style:name="P35" style:family="paragraph" style:parent-style-name="Ul">
      <style:paragraph-properties fo:text-align="left" fo:margin-bottom="0.494cm"/>
    </style:style>
    <style:style style:name="T35_1" style:family="text" style:parent-style-name="Default_20_Paragraph_20_Font"/>
    <style:style style:name="P36" style:family="paragraph" style:parent-style-name="Li">
      <style:paragraph-properties fo:text-align="left" fo:margin-bottom="0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P37" style:family="paragraph" style:parent-style-name="Li">
      <style:paragraph-properties fo:text-align="left" fo:margin-bottom="0cm"/>
    </style:style>
    <style:style style:name="T37_1" style:family="text" style:parent-style-name="Default_20_Paragraph_20_Font"/>
    <style:style style:name="T37_2" style:family="text" style:parent-style-name="Default_20_Paragraph_20_Font"/>
    <style:style style:name="P38" style:family="paragraph" style:parent-style-name="Li">
      <style:paragraph-properties fo:text-align="left" fo:margin-bottom="0.494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P39" style:family="paragraph" style:parent-style-name="Ul">
      <style:paragraph-properties fo:text-align="left" fo:margin-bottom="0.494cm"/>
    </style:style>
    <style:style style:name="T39_1" style:family="text" style:parent-style-name="Default_20_Paragraph_20_Font"/>
    <style:style style:name="T39_2" style:family="text" style:parent-style-name="Default_20_Paragraph_20_Font"/>
    <style:style style:name="P40" style:family="paragraph" style:parent-style-name="Li">
      <style:paragraph-properties fo:text-align="left" fo:margin-bottom="0cm"/>
    </style:style>
    <style:style style:name="T40_1" style:family="text" style:parent-style-name="Default_20_Paragraph_20_Font"/>
    <style:style style:name="P41" style:family="paragraph" style:parent-style-name="Li">
      <style:paragraph-properties fo:text-align="left" fo:margin-bottom="0cm"/>
    </style:style>
    <style:style style:name="T41_1" style:family="text" style:parent-style-name="Default_20_Paragraph_20_Font"/>
    <style:style style:name="P42" style:family="paragraph" style:parent-style-name="Li">
      <style:paragraph-properties fo:text-align="left" fo:margin-bottom="0.494cm"/>
    </style:style>
    <style:style style:name="T42_1" style:family="text" style:parent-style-name="Default_20_Paragraph_20_Font"/>
    <style:style style:name="T42_2" style:family="text" style:parent-style-name="Default_20_Paragraph_20_Font"/>
    <style:style style:name="P43" style:family="paragraph" style:parent-style-name="Standard">
      <style:paragraph-properties fo:text-align="left" fo:margin-bottom="0.494cm"/>
    </style:style>
    <style:style style:name="T43_1" style:family="text" style:parent-style-name="Default_20_Paragraph_20_Font"/>
    <style:style style:name="T43_2" style:family="text" style:parent-style-name="Default_20_Paragraph_20_Font"/>
    <style:style style:name="P44" style:family="paragraph" style:parent-style-name="Standard">
      <style:paragraph-properties fo:text-align="left" fo:margin-bottom="0.494cm"/>
    </style:style>
    <style:style style:name="T44_1" style:family="text" style:parent-style-name="Default_20_Paragraph_20_Font">
      <style:text-properties fo:font-style="italic"/>
    </style:style>
    <style:style style:name="T44_2" style:family="text" style:parent-style-name="Default_20_Paragraph_20_Font">
      <style:text-properties fo:font-style="italic"/>
    </style:style>
    <style:style style:name="P45" style:family="paragraph" style:parent-style-name="Standard">
      <style:paragraph-properties fo:text-align="left" fo:margin-bottom="0.494cm"/>
    </style:style>
    <style:style style:name="T45_1" style:family="text" style:parent-style-name="Default_20_Paragraph_20_Font"/>
    <style:style style:name="T45_2" style:family="text" style:parent-style-name="Default_20_Paragraph_20_Font"/>
    <style:style style:name="P46" style:family="paragraph" style:parent-style-name="Standard">
      <style:paragraph-properties fo:text-align="left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font-style="italic"/>
    </style:style>
    <style:style style:name="T46_3" style:family="text" style:parent-style-name="Default_20_Paragraph_20_Font">
      <style:text-properties fo:font-style="italic"/>
    </style:style>
    <style:style style:name="T46_4" style:family="text" style:parent-style-name="Default_20_Paragraph_20_Font"/>
    <style:style style:name="T46_5" style:family="text" style:parent-style-name="Default_20_Paragraph_20_Font"/>
    <style:style style:name="T46_6" style:family="text" style:parent-style-name="Default_20_Paragraph_20_Font"/>
    <style:style style:name="T46_7" style:family="text" style:parent-style-name="Default_20_Paragraph_20_Font"/>
    <style:style style:name="T46_8" style:family="text" style:parent-style-name="Default_20_Paragraph_20_Font">
      <style:text-properties fo:color="#0000ff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/>
    <style:style style:name="T46_11" style:family="text" style:parent-style-name="Default_20_Paragraph_20_Font"/>
    <style:style style:name="T46_12" style:family="text" style:parent-style-name="Default_20_Paragraph_20_Font"/>
  </office:automatic-styles>
  <office:body>
    <office:text>
      <text:p text:style-name="P1"><text:span text:style-name="T1_1">Python<text:s/>API<text:s/>for<text:s/>GeoNode</text:span><text:span text:style-name="T1_2"><text:s/></text:span></text:p>
      <text:p text:style-name="P2"><text:span text:style-name="T2_1">Background</text:span><text:span text:style-name="T2_2"><text:s/></text:span></text:p>
      <text:p text:style-name="P3"><text:span text:style-name="T3_1">Risk<text:s/>and<text:s/>impact<text:s/>modelling<text:s/>are<text:s/>required<text:s/>by<text:s/>governments<text:s/>around<text:s/>the<text:s/>world<text:s/>to<text:s/>reduce<text:s/>loss<text:s/>of<text:s/>life<text:s/>and<text:s/>financial<text:s/>loss<text:s/>caused<text:s/>by<text:s/>a<text:s/>disasters.<text:s/>These<text:s/>analyses<text:s/>in<text:s/>general<text:s/>are<text:s/>static<text:s/>documents/maps<text:s/>built<text:s/>in<text:s/>silos<text:s/>and<text:s/>forgotten<text:s/>on<text:s/>shelves.<text:s/>What<text:s/>is<text:s/>needed<text:s/>is<text:s/>a<text:s/>dynamic<text:s/>way<text:s/>to<text:s/>push<text:s/>the<text:s/>model<text:s/>output<text:s/>to<text:s/>online<text:s/>databases<text:s/>to<text:s/>effectively<text:s/>communicate<text:s/>the<text:s/>results.<text:s/></text:span></text:p>
      <text:p text:style-name="P4"><text:span text:style-name="T4_1">In<text:s/>general,<text:s/>impact<text:s/>assessments<text:s/>are<text:s/>about<text:s/>applying<text:s/>damage<text:s/>levels<text:s/>from<text:s/>a<text:s/>hazard<text:s/>map<text:s/>to<text:s/>exposed<text:s/>infrastructure<text:s/>according<text:s/>to<text:s/>specific<text:s/>damage<text:s/>curves<text:s/>and<text:s/>then<text:s/>aggregating<text:s/>the<text:s/>results<text:s/>according<text:s/>to<text:s/>some<text:s/>political<text:s/>jurisdiction.<text:s/>If<text:s/>this<text:s/>data<text:s/>is<text:s/>stored<text:s/>in<text:s/>GeoNodes,<text:s/>an<text:s/>API<text:s/>is<text:s/>needed<text:s/>that<text:s/>will<text:s/>allow<text:s/>hazard<text:s/>and<text:s/>risk<text:s/>modelling<text:s/>software<text:s/>to<text:s/>acquire<text:s/>and<text:s/>publish<text:s/>such<text:s/>data<text:s/>sets.</text:span><text:span text:style-name="T4_2"><text:s/></text:span></text:p>
      <text:p text:style-name="P5"><text:span text:style-name="T5_1">The<text:s/>API<text:s/>should<text:s/>provide<text:s/>a<text:s/>means<text:s/>for<text:s/>extracting<text:s/>vector<text:s/>and<text:s/>raster<text:s/>data<text:s/>from<text:s/>GeoNodes<text:s/>into<text:s/>Python<text:s/>where<text:s/>computations<text:s/>reflecting<text:s/>the<text:s/>desired<text:s/>impact<text:s/>analysis<text:s/>are<text:s/>carried<text:s/>out<text:s/>and<text:s/>then<text:s/>publish<text:s/>resulting<text:s/>spatial<text:s/>data<text:s/>on<text:s/>a<text:s/>GeoNode.<text:s/>All<text:s/>from<text:s/>within<text:s/>the<text:s/>Python<text:s/>program.<text:s/>The<text:s/>API<text:s/>should<text:s/>provide<text:s/>this<text:s/>data<text:s/>in<text:s/>data<text:s/>structures<text:s/>that<text:s/>allow<text:s/>for<text:s/>manipulation,<text:s/>computations<text:s/>and<text:s/>analysis;<text:s/>the<text:s/>raster<text:s/>attribute<text:s/>values<text:s/>should<text:s/>for<text:s/>example<text:s/>reside<text:s/>in<text:s/>numpy<text:s/>arrays.</text:span><text:span text:style-name="T5_2"><text:s/></text:span></text:p>
      <text:p text:style-name="P6"><text:span text:style-name="T6_1">The<text:s/>fundamental<text:s/>task<text:s/>is<text:s/>to<text:s/>develop<text:s/>a<text:s/>module<text:s/>that<text:s/>allows<text:s/>Python<text:s/>scripts<text:s/>to<text:s/>download<text:s/>raster<text:s/>and<text:s/>vector<text:s/>data<text:s/>from<text:s/>Geoserver.<text:s/>This<text:s/>would<text:s/>allow<text:s/>clients<text:s/>to<text:s/>perform<text:s/>a<text:s/>range<text:s/>of<text:s/>numerical<text:s/>processing<text:s/>tasks<text:s/>such<text:s/>as<text:s/>those<text:s/>needed<text:s/>for<text:s/>impact<text:s/>modelling.</text:span><text:span text:style-name="T6_2"><text:s/></text:span></text:p>
      <text:p text:style-name="P7"><text:span text:style-name="T7_1">Use<text:s/>Case<text:s/>1</text:span><text:span text:style-name="T7_2"><text:s/></text:span></text:p>
      <text:p text:style-name="P8"><text:span text:style-name="T8_1">This<text:s/>is<text:s/>about<text:s/>publishing<text:s/>a<text:s/>hazard<text:s/>map.<text:s/></text:span></text:p>
      <text:p text:style-name="P9"><text:span text:style-name="T9_1">a)</text:span><text:span text:style-name="T9_2"><text:s/></text:span></text:p>
      <text:p text:style-name="P10"><text:span text:style-name="T10_1">A<text:s/>Python<text:s/>program<text:s/>runs<text:s/>a<text:s/>flood<text:s/>model<text:s/>and<text:s/>generates<text:s/>raster<text:s/>data<text:s/>for<text:s/>maximum<text:s/>expected<text:s/>depth<text:s/>and<text:s/>velocity.<text:s/></text:span></text:p>
      <text:p text:style-name="P11"><text:span text:style-name="T11_1">This<text:s/>data<text:s/>is<text:s/>uploaded<text:s/>to<text:s/>a<text:s/>GeoNode<text:s/>along<text:s/>with<text:s/>required<text:s/>meta<text:s/>data<text:s/>such<text:s/>as<text:s/>identity,<text:s/>projection<text:s/>information,<text:s/>etc.</text:span><text:span text:style-name="T11_2"><text:s/></text:span></text:p>
      <text:p text:style-name="P12"><text:span text:style-name="T12_1">b)<text:s/></text:span></text:p>
      <text:p text:style-name="P13"><text:span text:style-name="T13_1">A<text:s/>Python<text:s/>program<text:s/>runs<text:s/>an<text:s/>earthquake<text:s/>model<text:s/>and<text:s/>generates<text:s/>raster<text:s/>data<text:s/>for<text:s/>peak<text:s/>ground<text:s/>acceleration.</text:span><text:span text:style-name="T13_2"><text:s/></text:span></text:p>
      <text:p text:style-name="P14"><text:span text:style-name="T14_1">This<text:s/>data<text:s/>is<text:s/>uploaded<text:s/>to<text:s/>a<text:s/>GeoNode<text:s/>along<text:s/>with<text:s/>required<text:s/>meta<text:s/>data<text:s/>such<text:s/>as<text:s/>identity,<text:s/>projection<text:s/>information,<text:s/>etc.<text:s/></text:span></text:p>
      <text:p text:style-name="P15"><text:span text:style-name="T15_1">Use<text:s/>Case<text:s/>2</text:span><text:span text:style-name="T15_2"><text:s/></text:span></text:p>
      <text:p text:style-name="P16"><text:span text:style-name="T16_1">A<text:s/>very<text:s/>simple<text:s/>use<text:s/>case<text:s/>that<text:s/>would<text:s/>test<text:s/>the<text:s/>tool<text:s/>is<text:s/>as<text:s/>follows:</text:span><text:span text:style-name="T16_2"><text:line-break/></text:span><text:span text:style-name="T16_3">A<text:s/>Python<text:s/>script<text:s/>downloads<text:s/>from<text:s/>Geoserver:<text:s/></text:span></text:p>
      <text:list text:style-name="LS1" xml:id="list0">
        <text:list-item>
          <text:p text:style-name="P17"><text:span text:style-name="T17_1">Raster<text:s/>data<text:s/>representing<text:s/>number<text:s/>of<text:s/>residents<text:s/>per<text:s/>square<text:s/>km<text:s/>(Exposure<text:s/>Data)</text:span><text:span text:style-name="T17_2"><text:s/></text:span></text:p>
        </text:list-item>
        <text:list-item>
          <text:p text:style-name="P18"><text:span text:style-name="T18_1">Vector<text:s/>data<text:s/>representing<text:s/>political<text:s/>boundaries<text:s/>(Aggregation<text:s/>Regions)</text:span><text:span text:style-name="T18_2"><text:s/></text:span></text:p>
        </text:list-item>
      </text:list>
      <text:p text:style-name="P19"><text:span text:style-name="T19_1">For<text:s/>each<text:s/>aggregation<text:s/>region:<text:s/></text:span></text:p>
      <text:list text:style-name="LS2" xml:id="list2">
        <text:list-item>
          <text:p text:style-name="P20"><text:span text:style-name="T20_1">select<text:s/>raster<text:s/>points<text:s/>that<text:s/>fall<text:s/>within<text:s/>the<text:s/>corresponding<text:s/>polygon<text:s/></text:span></text:p>
        </text:list-item>
        <text:list-item>
          <text:p text:style-name="P21"><text:span text:style-name="T21_1">add<text:s/>up<text:s/>the<text:s/>associated<text:s/>population<text:s/>counts<text:s/>to<text:s/>compute<text:s/>the<text:s/>total<text:s/>population<text:s/>in<text:s/>the<text:s/>region<text:s/></text:span></text:p>
        </text:list-item>
      </text:list>
      <text:p text:style-name="P22"><text:span text:style-name="T22_1">Create<text:s/>a<text:s/>new<text:s/>layer<text:s/>in<text:s/>Geoserver<text:s/>with<text:s/>each<text:s/>region<text:s/>color<text:s/>coded<text:s/>by<text:s/>its<text:s/>population<text:s/>count.<text:s/></text:span></text:p>
      <text:p text:style-name="P23"><text:span text:style-name="T23_1">This<text:s/>is<text:s/>of<text:s/>course<text:s/>a<text:s/>very<text:s/>very<text:s/>simple<text:s/>process,<text:s/>but<text:s/>it<text:s/>has<text:s/>all<text:s/>the<text:s/>ingredients<text:s/>that<text:s/>would<text:s/>allow<text:s/>general<text:s/>impact<text:s/>modelling<text:s/>computations.<text:s/></text:span></text:p>
      <text:p text:style-name="P24"><text:span text:style-name="T24_1">Use<text:s/>Case<text:s/>3</text:span><text:span text:style-name="T24_2"><text:s/></text:span></text:p>
      <text:p text:style-name="P25"><text:span text:style-name="T25_1">A<text:s/>Python<text:s/>program<text:s/>extracts<text:s/>from<text:s/>different<text:s/>GeoNodes:<text:s/></text:span></text:p>
      <text:list text:style-name="LS3" xml:id="list4">
        <text:list-item>
          <text:p text:style-name="P26"><text:span text:style-name="T26_1">Raster<text:s/>data<text:s/>representing<text:s/>earthquake<text:s/>ground<text:s/>acceleration<text:s/>at<text:s/>each<text:s/>point<text:s/>(Hazard<text:s/>Map)</text:span><text:span text:style-name="T26_2"><text:s/></text:span></text:p>
        </text:list-item>
        <text:list-item>
          <text:p text:style-name="P27"><text:span text:style-name="T27_1">Raster<text:s/>data<text:s/>representing<text:s/>number<text:s/>of<text:s/>residents<text:s/>per<text:s/>square<text:s/>km<text:s/>(Exposure<text:s/>Data)<text:s/></text:span></text:p>
        </text:list-item>
        <text:list-item>
          <text:p text:style-name="P28"><text:span text:style-name="T28_1">Vector<text:s/>data<text:s/>representing<text:s/>political<text:s/>boundaries<text:s/>(Aggregation<text:s/>Regions)</text:span><text:span text:style-name="T28_2"><text:s/></text:span></text:p>
        </text:list-item>
      </text:list>
      <text:p text:style-name="P29"><text:span text:style-name="T29_1">For<text:s/>each<text:s/>aggregation<text:s/>region:   </text:span><text:span text:style-name="T29_2"><text:s/></text:span></text:p>
      <text:list text:style-name="LS4" xml:id="list7">
        <text:list-item>
          <text:p text:style-name="P30"><text:span text:style-name="T30_1">Create<text:s/>a<text:s/>surface<text:s/>of<text:s/>ground<text:s/>acceleration<text:s/>from<text:s/>the<text:s/>hazard<text:s/>map<text:s/>using<text:s/>a<text:s/>smooth<text:s/>interpolation<text:s/>algorithm<text:s/>(this<text:s/>is<text:s/>not<text:s/>the<text:s/>subject<text:s/>of<text:s/>this<text:s/>API,<text:s/>but<text:s/>necessary<text:s/>if<text:s/>hazard<text:s/>hap<text:s/>and<text:s/>exposure<text:s/>data<text:s/>are<text:s/>of<text:s/>different<text:s/>resolution)<text:s/></text:span></text:p>
        </text:list-item>
        <text:list-item>
          <text:p text:style-name="P31"><text:span text:style-name="T31_1">For<text:s/>each<text:s/>population<text:s/>point<text:s/>obtain<text:s/>the<text:s/>associated<text:s/>ground<text:s/>acceleration<text:s/>from<text:s/>the<text:s/>hazard<text:s/>surface.<text:s/></text:span></text:p>
        </text:list-item>
        <text:list-item>
          <text:p text:style-name="P32"><text:span text:style-name="T32_1">Calculate<text:s/>the<text:s/>expected<text:s/>number<text:s/>of<text:s/>fatalities<text:s/>at<text:s/>each<text:s/>point<text:s/>and<text:s/>sum<text:s/>up<text:s/>(not<text:s/>the<text:s/>subject<text:s/>of<text:s/>this<text:s/>API)</text:span><text:span text:style-name="T32_2"><text:s/></text:span></text:p>
        </text:list-item>
      </text:list>
      <text:p text:style-name="P33"><text:span text:style-name="T33_1">Publish<text:s/>map<text:s/>with<text:s/>associated<text:s/>cumulative<text:s/>expected<text:s/>fatalities<text:s/>for<text:s/>each<text:s/>aggregation<text:s/>region<text:s/>(Impact<text:s/>Map).</text:span><text:span text:style-name="T33_2"><text:line-break/></text:span><text:span text:style-name="T33_3"><text:line-break/></text:span></text:p>
      <text:p text:style-name="P34"><text:span text:style-name="T34_1">Use<text:s/>Case<text:s/>4</text:span><text:span text:style-name="T34_2"><text:s/></text:span></text:p>
      <text:p text:style-name="P35"><text:span text:style-name="T35_1">A<text:s/>Python<text:s/>program<text:s/>extracts<text:s/>from<text:s/>different<text:s/>GeoNodes:<text:s/></text:span></text:p>
      <text:list text:style-name="LS5" xml:id="list10">
        <text:list-item>
          <text:p text:style-name="P36"><text:span text:style-name="T36_1">Raster<text:s/>data<text:s/>representing<text:s/>volcanic<text:s/>ash<text:s/>thickness<text:s/>at<text:s/>each<text:s/>point<text:s/>(Hazard<text:s/>Map)</text:span><text:span text:style-name="T36_2"><text:s/></text:span></text:p>
        </text:list-item>
        <text:list-item>
          <text:p text:style-name="P37"><text:span text:style-name="T37_1">Point<text:s/>data<text:s/>representing<text:s/>buildings<text:s/>in<text:s/>the<text:s/>affected<text:s/>region<text:s/>(Exposure<text:s/>Data).<text:s/>Each<text:s/>point<text:s/>has<text:s/>a<text:s/>type<text:s/>associated<text:s/>with<text:s/>it<text:s/>(e.g.<text:s/>masonry,<text:s/>timber,<text:s/>reinforced<text:s/>concrete<text:s/>etc)</text:span><text:span text:style-name="T37_2"><text:s/></text:span></text:p>
        </text:list-item>
        <text:list-item>
          <text:p text:style-name="P38"><text:span text:style-name="T38_1">Vector<text:s/>data<text:s/>representing<text:s/>political<text:s/>boundaries<text:s/>(Aggregation<text:s/>Regions)</text:span><text:span text:style-name="T38_2"><text:s/></text:span></text:p>
        </text:list-item>
      </text:list>
      <text:p text:style-name="P39"><text:span text:style-name="T39_1">For<text:s/>each<text:s/>aggregation<text:s/>region:   </text:span><text:span text:style-name="T39_2"><text:s/></text:span></text:p>
      <text:list text:style-name="LS6" xml:id="list13">
        <text:list-item>
          <text:p text:style-name="P40"><text:span text:style-name="T40_1">Create<text:s/>a<text:s/>surface<text:s/>of<text:s/>volcanic<text:s/>ash<text:s/>thickness<text:s/>from<text:s/>the<text:s/>hazard<text:s/>map<text:s/>as<text:s/>in<text:s/>use<text:s/>case<text:s/>3.<text:s/></text:span></text:p>
        </text:list-item>
        <text:list-item>
          <text:p text:style-name="P41"><text:span text:style-name="T41_1">For<text:s/>each<text:s/>building<text:s/>in<text:s/>population<text:s/>point<text:s/>obtain<text:s/>the<text:s/>associated<text:s/>ash<text:s/>thickness<text:s/>from<text:s/>the<text:s/>hazard<text:s/>surface.<text:s/></text:span></text:p>
        </text:list-item>
        <text:list-item>
          <text:p text:style-name="P42"><text:span text:style-name="T42_1">Calculate<text:s/>the<text:s/>expected<text:s/>damage<text:s/>level<text:s/>for<text:s/>each<text:s/>building<text:s/>based<text:s/>on<text:s/>its<text:s/>type<text:s/>and<text:s/>the<text:s/>ash<text:s/>thickness.<text:s/>Convert<text:s/>this<text:s/>to<text:s/>estimated<text:s/>dollar<text:s/>loss<text:s/>and<text:s/>sum<text:s/>up.</text:span><text:span text:style-name="T42_2"><text:s/></text:span></text:p>
        </text:list-item>
      </text:list>
      <text:p text:style-name="P43"><text:span text:style-name="T43_1">Publish<text:s/>map<text:s/>with<text:s/>associated<text:s/>cumulative<text:s/>expected<text:s/>fatalities<text:s/>for<text:s/>each<text:s/>aggregation<text:s/>region<text:s/>(Impact<text:s/>Map).</text:span><text:span text:style-name="T43_2"><text:line-break/></text:span></text:p>
      <text:p text:style-name="P44"><text:span text:style-name="T44_1">Use<text:s/>Case<text:s/>5</text:span><text:span text:style-name="T44_2"><text:s/></text:span></text:p>
      <text:p text:style-name="P45"><text:span text:style-name="T45_1">Like<text:s/>use<text:s/>case<text:s/>3<text:s/>except<text:s/>that<text:s/>this<text:s/>case<text:s/>will<text:s/>go<text:s/>through<text:s/>the<text:s/>steps<text:s/>for<text:s/>1000<text:s/>realisations<text:s/>of<text:s/>the<text:s/>hazard<text:s/>map.<text:s/>This<text:s/>is<text:s/>important<text:s/>to<text:s/>capture<text:s/>uncertainty.<text:s/>The<text:s/>result<text:s/>is<text:s/>an<text:s/>impact<text:s/>map<text:s/>with<text:s/>error<text:s/>bounds.</text:span><text:span text:style-name="T45_2"><text:s/></text:span></text:p>
      <text:p text:style-name="P46"><text:span text:style-name="T46_1"><text:line-break/></text:span><text:span text:style-name="T46_2">Background<text:s/>docs</text:span><text:span text:style-name="T46_3"><text:line-break/></text:span><text:span text:style-name="T46_4"><text:line-break/></text:span><text:span text:style-name="T46_5">Here's<text:s/>a<text:s/>note<text:s/>that<text:s/>describes<text:s/>the<text:s/>process<text:s/>mathematically:</text:span><text:span text:style-name="T46_6"><text:line-break/></text:span><text:span text:style-name="T46_7"><text:a xlink:type="simple" xlink:href="http://docs.google.com/fileview?id=1qpJp2bFyW6mi54nWQ52Rl_No2YSJ6Kktcm481YxV7MR0pOObTnnTfBsn_nxs&amp;amp;hl=en"><text:bookmark-start text:name="qo:g"/><text:span text:style-name="T46_8">Notes<text:s/>for<text:s/>impact<text:s/>modelling<text:s/>framework</text:span></text:a></text:span><text:bookmark-end text:name="qo:g"/><text:span text:style-name="T46_9"><text:line-break/></text:span><text:span text:style-name="T46_10"><text:line-break/></text:span><text:span text:style-name="T46_11">To<text:s/>appear:<text:s/>Ole<text:s/>will<text:s/>create<text:s/>some<text:s/>test<text:s/>data<text:s/>-<text:s/>do<text:s/>any<text:s/>one<text:s/>know<text:s/>where<text:s/>such<text:s/>can<text:s/>be<text:s/>hosted?</text:span><text:span text:style-name="T46_12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Symbol" svg:font-family="Symbol"/>
    <style:font-face style:name="Verdana" svg:font-family="Verdana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style:style style:name="LLS_1_0" style:family="text">
      <style:text-properties style:font-name="Symbol"/>
    </style:style>
    <style:style style:name="LLS_1_1" style:family="text">
      <style:text-properties style:font-name="Courier New"/>
    </style:style>
    <style:style style:name="LLS_1_2" style:family="text">
      <style:text-properties style:font-name="Wingdings"/>
    </style:style>
    <style:style style:name="LLS_1_3" style:family="text">
      <style:text-properties style:font-name="Symbol"/>
    </style:style>
    <style:style style:name="LLS_1_4" style:family="text">
      <style:text-properties style:font-name="Courier New"/>
    </style:style>
    <style:style style:name="LLS_1_5" style:family="text">
      <style:text-properties style:font-name="Wingdings"/>
    </style:style>
    <style:style style:name="LLS_1_6" style:family="text">
      <style:text-properties style:font-name="Symbol"/>
    </style:style>
    <style:style style:name="LLS_1_7" style:family="text">
      <style:text-properties style:font-name="Courier New"/>
    </style:style>
    <style:style style:name="LLS_1_8" style:family="text">
      <style:text-properties style:font-name="Wingdings"/>
    </style:style>
    <text:list-style style:name="LS1">
      <text:list-level-style-bullet text:bullet-char="" text:style-name="LLS_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6_0" style:family="text">
      <style:text-properties style:font-name="Symbol"/>
    </style:style>
    <style:style style:name="LLS_6_1" style:family="text">
      <style:text-properties style:font-name="Courier New"/>
    </style:style>
    <style:style style:name="LLS_6_2" style:family="text">
      <style:text-properties style:font-name="Wingdings"/>
    </style:style>
    <style:style style:name="LLS_6_3" style:family="text">
      <style:text-properties style:font-name="Symbol"/>
    </style:style>
    <style:style style:name="LLS_6_4" style:family="text">
      <style:text-properties style:font-name="Courier New"/>
    </style:style>
    <style:style style:name="LLS_6_5" style:family="text">
      <style:text-properties style:font-name="Wingdings"/>
    </style:style>
    <style:style style:name="LLS_6_6" style:family="text">
      <style:text-properties style:font-name="Symbol"/>
    </style:style>
    <style:style style:name="LLS_6_7" style:family="text">
      <style:text-properties style:font-name="Courier New"/>
    </style:style>
    <style:style style:name="LLS_6_8" style:family="text">
      <style:text-properties style:font-name="Wingdings"/>
    </style:style>
    <text:list-style style:name="LS6">
      <text:list-level-style-bullet text:bullet-char="" text:style-name="LLS_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6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Python API for Geoserver - use cases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